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21pt"/>
    </style:style>
    <style:style style:name="co2" style:family="table-column">
      <style:table-column-properties fo:break-before="auto" style:column-width="267.76pt"/>
    </style:style>
    <style:style style:name="co3" style:family="table-column">
      <style:table-column-properties fo:break-before="auto" style:column-width="261.16pt"/>
    </style:style>
    <style:style style:name="co4" style:family="table-column">
      <style:table-column-properties fo:break-before="auto" style:column-width="58.51pt"/>
    </style:style>
    <style:style style:name="co5" style:family="table-column">
      <style:table-column-properties fo:break-before="auto" style:column-width="39.74pt"/>
    </style:style>
    <style:style style:name="co6" style:family="table-column">
      <style:table-column-properties fo:break-before="auto" style:column-width="73.5pt"/>
    </style:style>
    <style:style style:name="co7" style:family="table-column">
      <style:table-column-properties fo:break-before="auto" style:column-width="669.6pt"/>
    </style:style>
    <style:style style:name="co8" style:family="table-column">
      <style:table-column-properties fo:break-before="auto" style:column-width="63.75pt"/>
    </style:style>
    <style:style style:name="co9" style:family="table-column">
      <style:table-column-properties fo:break-before="auto" style:column-width="54pt"/>
    </style:style>
    <style:style style:name="ro1" style:family="table-row">
      <style:table-row-properties style:row-height="28.49pt" fo:break-before="auto" style:use-optimal-row-height="true"/>
    </style:style>
    <style:style style:name="ro2" style:family="table-row">
      <style:table-row-properties style:row-height="97.99pt" fo:break-before="auto" style:use-optimal-row-height="true"/>
    </style:style>
    <style:style style:name="ro3" style:family="table-row">
      <style:table-row-properties style:row-height="61.99pt" fo:break-before="auto" style:use-optimal-row-height="true"/>
    </style:style>
    <style:style style:name="ro4" style:family="table-row">
      <style:table-row-properties style:row-height="194pt" fo:break-before="auto" style:use-optimal-row-height="true"/>
    </style:style>
    <style:style style:name="ro5" style:family="table-row">
      <style:table-row-properties style:row-height="12.76pt" fo:break-before="auto" style:use-optimal-row-height="true"/>
    </style:style>
    <style:style style:name="ro6" style:family="table-row">
      <style:table-row-properties style:row-height="14.2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top"/>
    </style:style>
    <style:style style:name="ce2" style:family="table-cell" style:parent-style-name="Default" style:data-style-name="N0">
      <style:table-cell-properties fo:wrap-option="wrap" style:vertical-align="top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column table:style-name="co9" table:default-cell-style-name="ce5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PHOTOS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Светодиодная лампа Economka LED A60 10W</text:p>
          </table:table-cell>
          <table:table-cell office:value-type="string" calcext:value-type="string">
            <text:p>Цоколь: E27</text:p>
            <text:p>Эквивалент мощности лампы накаливания: 75 Вт</text:p>
            <text:p>Световой поток: 850 Лм</text:p>
            <text:p>Электрическая мощность: 10 Вт</text:p>
            <text:p>Страна-производитель товара: Китай 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<text:a xlink:href="https://i2.rozetka.ua/goods/3620625/economka_4820172680833_images_3620625439.jpg" xlink:type="simple">https://i2.rozetka.ua/goods/3620625/economka_4820172680833_images_3620625439.jpg</text:a></text:p>
          </table:table-cell>
          <table:table-cell table:number-columns-repeated="1017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Светодиодная лента Lumex SMD 3528</text:p>
          </table:table-cell>
          <table:table-cell office:value-type="string" calcext:value-type="string">
            <text:p>Тип светодиодов SMD 2835</text:p>
            <text:p>Количество светодиодов на метр 120</text:p>
            <text:p>Мощность на метр 9.6 Вт</text:p>
            <text:p>Напряжение питания 220 В</text:p>
            <text:p>Защита (IP) IP6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i1.rozetka.ua/goods/3551202/35069807_images_3551202927.jpg" xlink:type="simple">https://i1.rozetka.ua/goods/3551202/35069807_images_3551202927.jpg</text:a>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Светодиодная лента Venom SMD 2835</text:p>
          </table:table-cell>
          <table:table-cell office:value-type="string" calcext:value-type="string">
            <text:p/>
            <text:p>Цвет свечения Зеленый</text:p>
            <text:p>Тип светодиодов SMD 3528</text:p>
            <text:p>Количество светодиодов на метр 60</text:p>
            <text:p>Мощность на метр 4 Вт</text:p>
            <text:p>Напряжение питания 12 В</text:p>
            <text:p>Защита (IP) IP2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, 5</text:p>
          </table:table-cell>
          <table:table-cell office:value-type="string" calcext:value-type="string">
            <text:p><text:a xlink:href="https://i2.rozetka.ua/goods/4021455/27205081_images_4021455608.jpg" xlink:type="simple">https://i2.rozetka.ua/goods/4021455/27205081_images_4021455608.jpg</text:a></text:p>
          </table:table-cell>
          <table:table-cell table:number-columns-repeated="1017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Светодиодная лампа Ленина</text:p>
          </table:table-cell>
          <table:table-cell table:style-name="ce3" office:value-type="string" calcext:value-type="string">
            <text:p>патетическое название первых бытовых ламп накаливания в домах крестьян и колхозников в СССР. В современной языковой культуре данный фразеологизм, как и многие другие советизмы, сохранил популярность [источник не указан 508 дней] и приобрёл новые значения[1] [нет в источнике], стал разговорным синонимом лампы накаливания[2].</text:p>
            <text:p/>
            <text:p>Лампочка Ильича — клише официальной пропаганды СССР. Так в издававшихся в советское время сборниках «пословиц советского народа» приводилось следующая фраза-противопоставление дореволюционного и советского периодов: «Была коптилка да свеча — теперь лампа Ильича»[3].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, 5, 3</text:p>
          </table:table-cell>
          <table:table-cell table:style-name="ce4" office:value-type="string" calcext:value-type="string">
            <text:p><text:a xlink:href="http://wssmedia.net/wp-content/uploads/2017/09/lon_1.png" xlink:type="simple">http://wssmedia.net/wp-content/uploads/2017/09/lon_1.png</text:a>, <text:a xlink:href="https://cs8.pikabu.ru/post_img/big/2017/11/26/11/1511725455147913028.jpg" xlink:type="simple">https://cs8.pikabu.ru/post_img/big/2017/11/26/11/1511725455147913028.jpg</text:a></text:p>
          </table:table-cell>
          <table:table-cell table:number-columns-repeated="1017"/>
        </table:table-row>
        <table:table-row table:style-name="ro5" table:number-rows-repeated="2">
          <table:table-cell table:number-columns-repeated="1024"/>
        </table:table-row>
        <table:table-row table:style-name="ro6">
          <table:table-cell table:style-name="ce2"/>
          <table:table-cell table:number-columns-repeated="1023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6">00/00/0000</text:date>, <text:time style:data-style-name="N2" text:time-value="13:19:27.8500567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6-13T11:25:30Z</meta:creation-date>
    <dc:date>2018-06-16T13:23:43.485829471</dc:date>
    <meta:editing-cycles>4</meta:editing-cycles>
    <meta:editing-duration>PT11M57S</meta:editing-duration>
    <meta:document-statistic meta:table-count="1" meta:cell-count="35" meta:object-count="0"/>
  </office:meta>
</office:document-meta>
</file>